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ZARRO ROMERO, JUAN ALEJAN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00541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117235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ZARRO ROMERO, JUAN ALEJAN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00541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0117235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0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0/2021</text:p>
          </table:table-cell>
          <table:table-cell table:style-name="Tabla2.A3" office:value-type="string">
            <text:p text:style-name="P22">5414962</text:p>
          </table:table-cell>
          <table:table-cell table:style-name="Tabla2.D3" office:value-type="string">
            <text:p text:style-name="P23">10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1:15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